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Mono1" svg:font-family="'Noto Mono'" style:font-family-generic="modern" style:font-pitch="fixed"/>
    <style:font-face style:name="Liberation Sans1" svg:font-family="'Liberation Sans'" style:font-family-generic="modern" style:font-pitch="variable"/>
    <style:font-face style:name="Noto Mono" svg:font-family="'Noto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43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25cm" fo:min-width="3.5cm"/>
      <style:paragraph-properties style:writing-mode="lr-tb"/>
    </style:style>
    <style:style style:name="gr3" style:family="graphic" style:parent-style-name="objectwithoutfill">
      <style:graphic-properties svg:stroke-width="0.035cm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textarea-horizontal-align="justify" draw:textarea-vertical-align="middle" draw:auto-grow-height="false" fo:min-height="4.75cm" fo:min-width="2.5cm"/>
      <style:paragraph-properties style:writing-mode="lr-tb"/>
    </style:style>
    <style:style style:name="gr5" style:family="graphic" style:parent-style-name="standard">
      <style:graphic-properties draw:textarea-vertical-align="middle" draw:auto-grow-height="false" fo:min-height="3.747cm" fo:min-width="2.5cm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2.12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8" style:family="graphic" style:parent-style-name="standard">
      <style:graphic-properties draw:fill-color="#ffff00" draw:textarea-horizontal-align="justify" draw:textarea-vertical-align="middle" draw:auto-grow-height="false" fo:min-height="0.458cm" fo:min-width="0.208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3.75cm" fo:min-width="3.5cm"/>
      <style:paragraph-properties style:writing-mode="lr-tb"/>
    </style:style>
    <style:style style:name="gr10" style:family="graphic" style:parent-style-name="objectwithoutfill">
      <style:graphic-properties svg:stroke-width="0.035cm" draw:marker-start-width="0.252cm" draw:marker-end="Arrowheads_20_2" draw:marker-end-width="0.352cm" draw:fill="solid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draw:marker-start-width="0.252cm" draw:marker-end="Arrowheads_20_18" draw:marker-end-width="0.352cm" draw:fill="solid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svg:stroke-color="#729fcf" draw:textarea-horizontal-align="justify" draw:textarea-vertical-align="middle" draw:auto-grow-height="false" fo:min-height="0.25cm" fo:min-width="2.563cm"/>
    </style:style>
    <style:style style:name="gr14" style:family="graphic" style:parent-style-name="standard">
      <style:graphic-properties svg:stroke-color="#729fcf" draw:textarea-horizontal-align="justify" draw:textarea-vertical-align="middle" draw:auto-grow-height="false" fo:min-height="0.25cm" fo:min-width="5cm"/>
    </style:style>
    <style:style style:name="gr15" style:family="graphic" style:parent-style-name="standard">
      <style:graphic-properties svg:stroke-color="#729fcf" draw:textarea-horizontal-align="justify" draw:textarea-vertical-align="middle" draw:auto-grow-height="false" fo:min-height="0.25cm" fo:min-width="2.125cm"/>
    </style:style>
    <style:style style:name="gr16" style:family="graphic" style:parent-style-name="standard">
      <style:graphic-properties svg:stroke-color="#729fcf" draw:textarea-horizontal-align="justify" draw:textarea-vertical-align="middle" draw:auto-grow-height="false" fo:min-height="0.25cm" fo:min-width="2.125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2.134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2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0.75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2.375cm" fo:min-width="0cm"/>
    </style:style>
    <style:style style:name="gr21" style:family="graphic" style:parent-style-name="standard">
      <style:graphic-properties svg:stroke-color="#729fcf" draw:textarea-horizontal-align="justify" draw:textarea-vertical-align="middle" draw:auto-grow-height="false" fo:min-height="0.25cm" fo:min-width="1cm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2.7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75cm" fo:min-width="5.5cm"/>
      <style:paragraph-properties style:writing-mode="lr-tb"/>
    </style:style>
    <style:style style:name="gr26" style:family="graphic" style:parent-style-name="standard">
      <style:graphic-properties svg:stroke-color="#2a6099" draw:fill-color="#3465a4" draw:textarea-horizontal-align="justify" draw:textarea-vertical-align="middle" draw:auto-grow-height="false" fo:min-height="2.375cm" fo:min-width="0cm"/>
    </style:style>
    <style:style style:name="gr27" style:family="graphic" style:parent-style-name="standard">
      <style:graphic-properties draw:stroke="none" svg:stroke-color="#000000" draw:fill="none" draw:fill-color="#ffffff" fo:min-height="4.26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4.5cm"/>
      <style:paragraph-properties style:writing-mode="lr-tb"/>
    </style:style>
    <style:style style:name="gr29" style:family="graphic" style:parent-style-name="standard">
      <style:graphic-properties svg:stroke-color="#729fcf" draw:fill-color="#2a6099" draw:textarea-horizontal-align="justify" draw:textarea-vertical-align="middle" draw:auto-grow-height="false" fo:min-height="5.377cm" fo:min-width="0cm"/>
    </style:style>
    <style:style style:name="gr30" style:family="graphic" style:parent-style-name="objectwithoutfill">
      <style:graphic-properties draw:marker-end="Arrowheads_20_19" draw:marker-end-width="0.3cm" draw:fill="solid" draw:textarea-vertical-align="middle"/>
    </style:style>
    <style:style style:name="gr31" style:family="graphic" style:parent-style-name="objectwithoutfill">
      <style:graphic-properties draw:marker-end="Arrowheads_20_21" draw:marker-end-width="0.3cm" draw:fill="solid" draw:textarea-vertical-align="middle"/>
    </style:style>
    <style:style style:name="gr32" style:family="graphic" style:parent-style-name="standard">
      <style:graphic-properties svg:stroke-color="#2a6099" draw:fill-color="#2a6099" draw:textarea-horizontal-align="justify" draw:textarea-vertical-align="middle" draw:auto-grow-height="false" fo:min-height="0.25cm" fo:min-width="1.25cm"/>
    </style:style>
    <style:style style:name="gr33" style:family="graphic" style:parent-style-name="objectwithoutfill">
      <style:graphic-properties draw:marker-end="Arrowheads_20_22" draw:marker-end-width="0.3cm" draw:fill="solid" draw:textarea-vertical-align="middle"/>
    </style:style>
    <style:style style:name="gr3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5" style:family="graphic" style:parent-style-name="standard">
      <style:graphic-properties draw:fill-color="#2a6099" draw:textarea-horizontal-align="justify" draw:textarea-vertical-align="middle" draw:auto-grow-height="false" fo:min-height="3cm" fo:min-width="0cm"/>
    </style:style>
    <style:style style:name="gr36" style:family="graphic" style:parent-style-name="objectwithoutfill">
      <style:graphic-properties draw:marker-end="Arrowheads_20_23" draw:marker-end-width="0.3cm" draw:fill="solid" draw:textarea-vertical-align="middle"/>
    </style:style>
    <style:style style:name="gr37" style:family="graphic" style:parent-style-name="standard">
      <style:graphic-properties draw:textarea-horizontal-align="justify" draw:textarea-vertical-align="middle" draw:auto-grow-height="false" fo:min-height="1.75cm" fo:min-width="2.5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14.932cm"/>
      <style:paragraph-properties style:writing-mode="lr-tb"/>
    </style:style>
    <style:style style:name="gr39" style:family="graphic" style:parent-style-name="objectwithoutfill">
      <style:graphic-properties draw:marker-end="Arrowheads_20_24" draw:marker-end-width="0.3cm" draw:fill="solid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41" style:family="graphic" style:parent-style-name="objectwithoutfill">
      <style:graphic-properties draw:marker-end="Arrowheads_20_25" draw:marker-end-width="0.3cm" draw:fill="solid" draw:textarea-vertical-align="middle"/>
    </style:style>
    <style:style style:name="gr42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43" style:family="graphic" style:parent-style-name="standard">
      <style:graphic-properties draw:stroke="none" draw:fill="none" fo:min-height="2.846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fo:min-height="1.575cm"/>
      <style:paragraph-properties style:writing-mode="lr-tb"/>
    </style:style>
    <style:style style:name="gr45" style:family="graphic" style:parent-style-name="standard">
      <style:graphic-properties draw:textarea-horizontal-align="justify" draw:textarea-vertical-align="middle" draw:auto-grow-height="false" fo:min-height="1.02cm" fo:min-width="0.77cm"/>
      <style:paragraph-properties style:writing-mode="lr-tb"/>
    </style:style>
    <style:style style:name="gr46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47" style:family="graphic" style:parent-style-name="objectwithoutfill">
      <style:graphic-properties draw:marker-end="Arrowheads_20_1" draw:marker-end-width="0.3cm" draw:fill="solid" draw:textarea-vertical-align="middle"/>
    </style:style>
    <style:style style:name="gr48" style:family="graphic" style:parent-style-name="objectwithoutfill">
      <style:graphic-properties draw:marker-end="Arrowheads_20_2" draw:marker-end-width="0.3cm" draw:fill="solid" draw:textarea-vertical-align="middle"/>
    </style:style>
    <style:style style:name="gr49" style:family="graphic" style:parent-style-name="objectwithoutfill">
      <style:graphic-properties draw:marker-end="Arrowheads_20_3" draw:marker-end-width="0.3cm" draw:fill="solid" draw:textarea-vertical-align="middle"/>
    </style:style>
    <style:style style:name="gr50" style:family="graphic" style:parent-style-name="objectwithoutfill">
      <style:graphic-properties draw:marker-end="Arrowheads_20_4" draw:marker-end-width="0.3cm" draw:fill="solid" draw:textarea-vertical-align="middle"/>
    </style:style>
    <style:style style:name="gr51" style:family="graphic" style:parent-style-name="objectwithoutfill">
      <style:graphic-properties draw:marker-end="Arrowheads_20_5" draw:marker-end-width="0.3cm" draw:fill="solid" draw:textarea-vertical-align="middle"/>
    </style:style>
    <style:style style:name="gr52" style:family="graphic" style:parent-style-name="objectwithoutfill">
      <style:graphic-properties draw:marker-end="Arrowheads_20_6" draw:marker-end-width="0.3cm" draw:fill="solid" draw:textarea-vertical-align="middle"/>
    </style:style>
    <style:style style:name="gr53" style:family="graphic" style:parent-style-name="standard">
      <style:graphic-properties draw:stroke="none" svg:stroke-color="#000000" draw:fill="none" draw:fill-color="#ffffff" fo:min-height="0.915cm"/>
      <style:paragraph-properties style:writing-mode="lr-tb"/>
    </style:style>
    <style:style style:name="gr54" style:family="graphic" style:parent-style-name="objectwithoutfill">
      <style:graphic-properties draw:fill="solid" draw:textarea-vertical-align="middle"/>
    </style:style>
    <style:style style:name="gr55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56" style:family="graphic" style:parent-style-name="objectwithoutfill">
      <style:graphic-properties draw:marker-end="Arrowheads_20_9" draw:marker-end-width="0.3cm" draw:fill="solid" draw:textarea-vertical-align="middle"/>
    </style:style>
    <style:style style:name="gr57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fo:min-height="3.56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fo:min-height="9.244cm"/>
      <style:paragraph-properties style:writing-mode="lr-tb"/>
    </style:style>
    <style:style style:name="gr60" style:family="graphic" style:parent-style-name="standard">
      <style:graphic-properties draw:textarea-horizontal-align="justify" draw:textarea-vertical-align="middle" draw:auto-grow-height="false" fo:min-height="1cm" fo:min-width="0.75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fo:min-height="1.274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vertical-align="middle" fo:min-height="1.401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fo:min-height="1.132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fo:min-height="1.727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fo:min-height="3.556cm"/>
      <style:paragraph-properties style:writing-mode="lr-tb"/>
    </style:style>
    <style:style style:name="gr66" style:family="graphic" style:parent-style-name="standard">
      <style:graphic-properties draw:textarea-horizontal-align="justify" draw:textarea-vertical-align="middle" draw:auto-grow-height="false" fo:min-height="1.75cm" fo:min-width="1.5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fo:min-height="2.634cm"/>
      <style:paragraph-properties style:writing-mode="lr-tb"/>
    </style:style>
    <style:style style:name="gr68" style:family="graphic" style:parent-style-name="standard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69" style:family="graphic" style:parent-style-name="standard" style:list-style-name="L1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70" style:family="graphic" style:parent-style-name="standard" style:list-style-name="L1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71" style:family="graphic" style:parent-style-name="standard" style:list-style-name="L1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72" style:family="graphic" style:parent-style-name="standard" style:list-style-name="L1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73" style:family="graphic" style:parent-style-name="standard" style:list-style-name="L1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74" style:family="graphic" style:parent-style-name="standard" style:list-style-name="L1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75" style:family="graphic" style:parent-style-name="standard" style:list-style-name="L1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76" style:family="graphic" style:parent-style-name="standard" style:list-style-name="L1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77" style:family="graphic" style:parent-style-name="standard" style:list-style-name="L1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78" style:family="graphic" style:parent-style-name="standard" style:list-style-name="L1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79" style:family="graphic" style:parent-style-name="standard" style:list-style-name="L1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80" style:family="graphic" style:parent-style-name="standard" style:list-style-name="L1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81" style:family="graphic" style:parent-style-name="standard" style:list-style-name="L1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82" style:family="graphic" style:parent-style-name="standard" style:list-style-name="L1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83" style:family="graphic" style:parent-style-name="standard" style:list-style-name="L1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84" style:family="graphic" style:parent-style-name="standard" style:list-style-name="L1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85" style:family="graphic" style:parent-style-name="standard" style:list-style-name="L1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86" style:family="graphic" style:parent-style-name="standard" style:list-style-name="L1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fo:min-height="10.2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3" style:family="paragraph">
      <style:paragraph-properties fo:text-align="center" style:writing-mode="lr-tb"/>
      <style:text-properties fo:font-size="18pt"/>
    </style:style>
    <style:style style:name="P4" style:family="paragraph">
      <loext:graphic-properties draw:fill="solid"/>
      <style:paragraph-properties fo:text-align="center" style:writing-mode="lr-tb"/>
      <style:text-properties fo:font-size="18pt"/>
    </style:style>
    <style:style style:name="P5" style:family="paragraph">
      <style:paragraph-properties fo:text-align="center"/>
      <style:text-properties fo:font-size="18pt"/>
    </style:style>
    <style:style style:name="P6" style:family="paragraph">
      <loext:graphic-properties draw:fill="none" draw:fill-color="#ffffff"/>
      <style:paragraph-properties style:writing-mode="lr-tb"/>
      <style:text-properties fo:font-size="18pt"/>
    </style:style>
    <style:style style:name="P7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8" style:family="paragraph">
      <loext:graphic-properties draw:fill-color="#ffff00"/>
      <style:paragraph-properties fo:text-align="center" style:writing-mode="lr-tb"/>
      <style:text-properties fo:font-size="18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3" style:family="paragraph">
      <loext:graphic-properties draw:fill="none" draw:fill-color="#ffffff"/>
      <style:paragraph-properties fo:text-align="center" style:writing-mode="lr-tb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5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/>
    </style:style>
    <style:style style:name="P16" style:family="paragraph">
      <loext:graphic-properties draw:fill-color="#3465a4"/>
      <style:paragraph-properties fo:text-align="center"/>
      <style:text-properties fo:font-size="18pt"/>
    </style:style>
    <style:style style:name="P17" style:family="paragraph">
      <loext:graphic-properties draw:fill="none" draw:fill-color="#ffffff"/>
      <style:paragraph-properties style:writing-mode="lr-tb"/>
      <style:text-properties style:font-name="Noto Mono1" fo:font-size="18pt"/>
    </style:style>
    <style:style style:name="P18" style:family="paragraph">
      <loext:graphic-properties draw:fill-color="#2a6099"/>
      <style:paragraph-properties fo:text-align="center"/>
      <style:text-properties fo:font-size="18pt"/>
    </style:style>
    <style:style style:name="P19" style:family="paragraph">
      <loext:graphic-properties draw:fill-color="#2a6099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style:paragraph-properties fo:text-align="justify"/>
    </style:style>
    <style:style style:name="P22" style:family="paragraph">
      <loext:graphic-properties draw:fill="none"/>
      <style:paragraph-properties fo:text-align="justify" style:writing-mode="lr-tb"/>
    </style:style>
    <style:style style:name="P23" style:family="paragraph">
      <loext:graphic-properties draw:fill="none" draw:fill-color="#ffffff"/>
      <style:paragraph-properties fo:text-align="justify" style:writing-mode="lr-tb"/>
    </style:style>
    <style:style style:name="P24" style:family="paragraph">
      <style:paragraph-properties fo:text-align="center" style:writing-mode="lr-tb"/>
      <style:text-properties style:text-position="0% 100%" fo:font-size="18pt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opacity="100%"/>
      <style:paragraph-properties fo:text-align="center" style:writing-mode="lr-tb"/>
      <style:text-properties fo:font-size="18pt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29" style:family="paragraph">
      <loext:graphic-properties draw:opacity="100%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font-size="18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-8% 58%"/>
    </style:style>
    <style:style style:name="T6" style:family="text">
      <style:text-properties style:text-position="0% 100%"/>
    </style:style>
    <style:style style:name="T7" style:family="text">
      <style:text-properties style:text-position="0% 100%" fo:font-size="18pt"/>
    </style:style>
    <style:style style:name="T8" style:family="text">
      <style:text-properties style:text-position="33% 58%" fo:font-size="18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style:text-position="-33% 58%"/>
    </style:style>
    <style:style style:name="T11" style:family="text">
      <style:text-properties style:text-position="33% 58%"/>
    </style:style>
    <style:style style:name="T12" style:family="text">
      <style:text-properties style:text-position="-8% 58%" fo:font-size="18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-8% 58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6cm" svg:height="3.683cm" svg:x="7cm" svg:y="0.75cm">
          <draw:text-box>
            <text:p text:style-name="P1"><text:span text:style-name="T1">Logi</text:span><text:span text:style-name="T1">kai </text:span><text:span text:style-name="T1">terv</text:span><text:span text:style-name="T1">ezés </text:span><text:span text:style-name="T1">– </text:span><text:span text:style-name="T1">Házi </text:span><text:span text:style-name="T1">felad</text:span><text:span text:style-name="T1">at </text:span><text:span text:style-name="T1">blok</text:span><text:span text:style-name="T1">kváz</text:span><text:span text:style-name="T1">lat</text:span></text:p>
            <text:p text:style-name="P1"><text:span text:style-name="T1">Báli</text:span><text:span text:style-name="T1">nt </text:span><text:span text:style-name="T1">Gerg</text:span><text:span text:style-name="T1">ely</text:span></text:p>
            <text:p text:style-name="P1"><text:span text:style-name="T1">Szilá</text:span><text:span text:style-name="T1">gyi </text:span><text:span text:style-name="T1">Gáb</text:span><text:span text:style-name="T1">or</text:span></text:p>
          </draw:text-box>
        </draw:frame>
        <draw:custom-shape draw:style-name="gr2" draw:text-style-name="P3" draw:layer="layout" svg:width="4cm" svg:height="2.5cm" svg:x="20cm" svg:y="16cm">
          <text:p text:style-name="P3"><text:span text:style-name="T2">DSP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cm" svg:y1="12cm" svg:x2="6cm" svg:y2="12cm">
          <text:p/>
        </draw:line>
        <draw:custom-shape draw:style-name="gr4" draw:text-style-name="P3" draw:layer="layout" svg:width="3cm" svg:height="5cm" svg:x="14cm" svg:y="16cm">
          <text:p text:style-name="P3"><text:span text:style-name="T2">B</text:span><text:span text:style-name="T2">R</text:span><text:span text:style-name="T2">A</text:span><text:span text:style-name="T2">M-</text:span><text:span text:style-name="T2">os</text:span></text:p>
          <text:p text:style-name="P3"><text:span text:style-name="T2">ké</text:span><text:span text:style-name="T2">sle</text:span><text:span text:style-name="T2">lte</text:span><text:span text:style-name="T2">tő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cm" svg:height="3.997cm" draw:transform="rotate (3.1405454560386) translate (10.998cm 19.001cm)">
          <text:p/>
          <draw:enhanced-geometry draw:glue-point-type="segments" draw:type="mso-spt100" draw:modifiers="-90 90.15077801908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3" draw:layer="layout" svg:width="3cm" svg:height="2cm" svg:x="17cm" svg:y="16.25cm">
          <text:p text:style-name="P3"><text:span text:style-name="T2">5 </text:span><text:span text:style-name="T2">pi</text:span><text:span text:style-name="T2">xe</text:span><text:span text:style-name="T2">l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6" draw:layer="layout" svg:width="4.25cm" svg:height="1cm" svg:x="6.25cm" svg:y="11.5cm">
          <draw:text-box>
            <text:p><text:span text:style-name="T2">Mind</text:span><text:span text:style-name="T2">enki</text:span><text:span text:style-name="T2">hez</text:span></text:p>
          </draw:text-box>
        </draw:frame>
        <draw:frame draw:style-name="gr7" draw:text-style-name="P6" draw:layer="layout" svg:width="4.5cm" svg:height="1cm" svg:x="1cm" svg:y="14.25cm">
          <draw:text-box>
            <text:p><text:span text:style-name="T2">Pixel </text:span><text:span text:style-name="T2">(3*8 </text:span><text:span text:style-name="T2">bit)</text:span></text:p>
          </draw:text-box>
        </draw:frame>
        <draw:frame draw:style-name="gr7" draw:text-style-name="P6" draw:layer="layout" svg:width="3cm" svg:height="1cm" svg:x="1cm" svg:y="19cm">
          <draw:text-box>
            <text:p><text:span text:style-name="T2">HSyn</text:span><text:span text:style-name="T2">c</text:span></text:p>
          </draw:text-box>
        </draw:frame>
        <draw:frame draw:style-name="gr7" draw:text-style-name="P6" draw:layer="layout" svg:width="3cm" svg:height="1cm" svg:x="1cm" svg:y="21cm">
          <draw:text-box>
            <text:p><text:span text:style-name="T2">VSyn</text:span><text:span text:style-name="T2">c</text:span></text:p>
          </draw:text-box>
        </draw:frame>
        <draw:frame draw:style-name="gr7" draw:text-style-name="P6" draw:layer="layout" svg:width="2.25cm" svg:height="1cm" svg:x="1cm" svg:y="11cm">
          <draw:text-box>
            <text:p><text:span text:style-name="T2">rx_cl</text:span><text:span text:style-name="T2">k</text:span></text:p>
          </draw:text-box>
        </draw:frame>
        <draw:frame draw:style-name="gr7" draw:text-style-name="P6" draw:layer="layout" svg:width="3.5cm" svg:height="1cm" svg:x="1cm" svg:y="17cm">
          <draw:text-box>
            <text:p><text:span text:style-name="T2">Data</text:span><text:span text:style-name="T2">_vali</text:span><text:span text:style-name="T2">d</text:span></text:p>
          </draw:text-box>
        </draw:frame>
        <draw:frame draw:style-name="gr7" draw:text-style-name="P7" draw:layer="layout" svg:width="7.001cm" svg:height="1cm" svg:x="0.999cm" svg:y="4cm">
          <draw:text-box>
            <text:p><text:span text:style-name="T1">Telje</text:span><text:span text:style-name="T1">s </text:span><text:span text:style-name="T1">blokk</text:span><text:span text:style-name="T1">vázla</text:span><text:span text:style-name="T1">t:</text:span></text:p>
          </draw:text-box>
        </draw:frame>
        <draw:custom-shape draw:style-name="gr8" draw:text-style-name="P8" draw:layer="layout" svg:width="1cm" svg:height="1cm" svg:x="10cm" svg:y="14cm">
          <text:p text:style-name="P3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4cm" svg:height="4cm" svg:x="20cm" svg:y="19cm">
          <text:p text:style-name="P3"><text:span text:style-name="T2">Regiszteres</text:span></text:p>
          <text:p text:style-name="P3"><text:span text:style-name="T2">Vagy</text:span></text:p>
          <text:p text:style-name="P3"><text:span text:style-name="T2">LUTRAM-os</text:span></text:p>
          <text:p text:style-name="P3"><text:span text:style-name="T2">késleltető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21.5cm" svg:y="23.25cm">
          <text:p text:style-name="P3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layout" svg:x1="1cm" svg:y1="18cm" svg:x2="6cm" svg:y2="18cm">
          <text:p/>
        </draw:line>
        <draw:line draw:style-name="gr10" draw:text-style-name="P4" draw:layer="layout" svg:x1="1cm" svg:y1="20cm" svg:x2="6cm" svg:y2="20cm">
          <text:p/>
        </draw:line>
        <draw:line draw:style-name="gr10" draw:text-style-name="P4" draw:layer="layout" svg:x1="1cm" svg:y1="22cm" svg:x2="6cm" svg:y2="22cm">
          <text:p/>
        </draw:line>
        <draw:line draw:style-name="gr11" draw:text-style-name="P9" draw:layer="layout" svg:x1="6cm" svg:y1="18cm" svg:x2="9.5cm" svg:y2="18cm">
          <text:p/>
        </draw:line>
        <draw:line draw:style-name="gr12" draw:text-style-name="P9" draw:layer="layout" svg:x1="7cm" svg:y1="18cm" svg:x2="7cm" svg:y2="19.75cm">
          <text:p/>
        </draw:line>
        <draw:line draw:style-name="gr12" draw:text-style-name="P9" draw:layer="layout" svg:x1="11cm" svg:y1="19.75cm" svg:x2="7cm" svg:y2="19.75cm">
          <text:p/>
        </draw:line>
        <draw:line draw:style-name="gr12" draw:text-style-name="P9" draw:layer="layout" svg:x1="6cm" svg:y1="20cm" svg:x2="11cm" svg:y2="20cm">
          <text:p/>
        </draw:line>
        <draw:line draw:style-name="gr12" draw:text-style-name="P9" draw:layer="layout" svg:x1="6cm" svg:y1="22cm" svg:x2="7cm" svg:y2="22cm">
          <text:p/>
        </draw:line>
        <draw:line draw:style-name="gr12" draw:text-style-name="P9" draw:layer="layout" svg:x1="7cm" svg:y1="20.25cm" svg:x2="7cm" svg:y2="22cm">
          <text:p/>
        </draw:line>
        <draw:line draw:style-name="gr12" draw:text-style-name="P9" draw:layer="layout" svg:x1="11cm" svg:y1="20.25cm" svg:x2="7cm" svg:y2="20.25cm">
          <text:p/>
        </draw:line>
        <draw:custom-shape draw:style-name="gr13" draw:text-style-name="P1" draw:layer="layout" svg:width="3.5cm" svg:height="1cm" svg:x="6cm" svg:y="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5.5cm" svg:height="0.5cm" svg:x="1cm" svg:y="15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15cm" svg:y="14cm">
          <text:p text:style-name="P3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3cm" svg:height="1cm" svg:x="11cm" svg:y="19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" draw:layer="layout" svg:width="3cm" svg:height="1cm" svg:x="11cm" svg:y="16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0" draw:layer="layout" svg:width="3cm" svg:height="1cm" svg:x="11.001cm" svg:y="16.5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12" draw:layer="layout" svg:width="3cm" svg:height="2.384cm" svg:x="11cm" svg:y="14.25cm">
          <draw:text-box>
            <text:p text:style-name="P11">Pixel</text:p>
            <text:p text:style-name="P11">vagy</text:p>
            <text:p text:style-name="P11">Fekete</text:p>
          </draw:text-box>
        </draw:frame>
        <draw:frame draw:style-name="gr7" draw:text-style-name="P13" draw:layer="layout" svg:width="3cm" svg:height="1cm" svg:x="17cm" svg:y="15.25cm">
          <draw:text-box>
            <text:p text:style-name="P1">5 Pixel</text:p>
          </draw:text-box>
        </draw:frame>
        <draw:custom-shape draw:style-name="gr15" draw:text-style-name="P1" draw:layer="layout" svg:width="3cm" svg:height="1cm" svg:x="17cm" svg:y="19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12" draw:layer="layout" svg:width="3cm" svg:height="2.25cm" svg:x="11cm" svg:y="21cm">
          <draw:text-box>
            <text:p text:style-name="P11">Kontroll</text:p>
            <text:p text:style-name="P11">Jelek</text:p>
          </draw:text-box>
        </draw:frame>
        <draw:frame draw:style-name="gr19" draw:text-style-name="P12" draw:layer="layout" svg:width="4cm" svg:height="1cm" svg:x="20cm" svg:y="12cm">
          <draw:text-box>
            <text:p text:style-name="P14"><text:span text:style-name="T2">Együ</text:span><text:span text:style-name="T2">tthat</text:span><text:span text:style-name="T2">ók</text:span></text:p>
          </draw:text-box>
        </draw:frame>
        <draw:frame draw:style-name="gr7" draw:text-style-name="P6" draw:layer="layout" svg:width="3.5cm" svg:height="1cm" svg:x="25cm" svg:y="18.5cm">
          <draw:text-box>
            <text:p><text:span text:style-name="T2">Data </text:span><text:span text:style-name="T2">valid</text:span></text:p>
          </draw:text-box>
        </draw:frame>
        <draw:line draw:style-name="gr10" draw:text-style-name="P4" draw:layer="layout" svg:x1="24cm" svg:y1="19.5cm" svg:x2="29cm" svg:y2="19.5cm">
          <text:p/>
        </draw:line>
        <draw:frame draw:style-name="gr7" draw:text-style-name="P6" draw:layer="layout" svg:width="3cm" svg:height="1cm" svg:x="25cm" svg:y="20cm">
          <draw:text-box>
            <text:p><text:span text:style-name="T2">HSyn</text:span><text:span text:style-name="T2">c</text:span></text:p>
          </draw:text-box>
        </draw:frame>
        <draw:line draw:style-name="gr10" draw:text-style-name="P4" draw:layer="layout" svg:x1="24cm" svg:y1="21cm" svg:x2="29cm" svg:y2="21cm">
          <text:p/>
        </draw:line>
        <draw:frame draw:style-name="gr7" draw:text-style-name="P6" draw:layer="layout" svg:width="3cm" svg:height="1cm" svg:x="25cm" svg:y="21.5cm">
          <draw:text-box>
            <text:p><text:span text:style-name="T2">VSync</text:span></text:p>
          </draw:text-box>
        </draw:frame>
        <draw:line draw:style-name="gr10" draw:text-style-name="P4" draw:layer="layout" svg:x1="24cm" svg:y1="22.5cm" svg:x2="29cm" svg:y2="22.5cm">
          <text:p/>
        </draw:line>
        <draw:custom-shape draw:style-name="gr20" draw:text-style-name="P1" draw:layer="layout" svg:width="1cm" svg:height="3cm" svg:x="21.5cm" svg:y="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8" draw:layer="layout" svg:width="1cm" svg:height="1cm" svg:x="20cm" svg:y="14.75cm">
          <text:p text:style-name="P3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4.5cm" svg:height="1cm" svg:x="24cm" svg:y="15.75cm">
          <draw:text-box>
            <text:p><text:span text:style-name="T2">Pixel (3*8 bit)</text:span></text:p>
          </draw:text-box>
        </draw:frame>
        <draw:custom-shape draw:style-name="gr13" draw:text-style-name="P1" draw:layer="layout" svg:width="3.5cm" svg:height="1cm" svg:x="25.5cm" svg:y="16.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" draw:layer="layout" svg:width="1.5cm" svg:height="0.5cm" svg:x="24cm" svg:y="17cm">
          <text:p/>
          <draw:enhanced-geometry svg:viewBox="0 0 21600 21600" draw:type="rectangle" draw:enhanced-path="M 0 0 L 21600 0 21600 21600 0 21600 0 0 Z N"/>
        </draw:custom-shape>
        <draw:frame draw:style-name="gr22" draw:text-style-name="P12" draw:layer="layout" svg:width="3cm" svg:height="2.25cm" svg:x="17cm" svg:y="21cm">
          <draw:text-box>
            <text:p text:style-name="P11">Kontroll</text:p>
            <text:p text:style-name="P11">Jelek</text:p>
          </draw:text-box>
        </draw:frame>
        <draw:frame draw:style-name="gr7" draw:text-style-name="P15" draw:layer="layout" svg:width="4cm" svg:height="1cm" svg:x="1cm" svg:y="8cm">
          <draw:text-box>
            <text:p><text:span text:style-name="T3">bemenetek</text:span></text:p>
          </draw:text-box>
        </draw:frame>
        <draw:frame draw:style-name="gr7" draw:text-style-name="P15" draw:layer="layout" svg:width="4cm" svg:height="1cm" svg:x="24cm" svg:y="8cm">
          <draw:text-box>
            <text:p><text:span text:style-name="T3">kimenetek</text:span></text:p>
          </draw:text-box>
        </draw:frame>
      </draw:page>
      <draw:page draw:name="page2" draw:style-name="dp1" draw:master-page-name="Default">
        <draw:frame draw:style-name="gr23" draw:text-style-name="P6" draw:layer="layout" svg:width="15.25cm" svg:height="3.095cm" svg:x="1cm" svg:y="0.976cm">
          <draw:text-box>
            <text:p><text:span text:style-name="T1">1. Blokk részletesen</text:span><text:span text:style-name="T2">: sok ÉS kapu, a bejövő Data_valid jelet a bejövő Pixel bitjeivel egyenként összeéseli, így fekete pixellel számolunk tovább, ha a bejövő pixel érték érvénytelen.</text:span></text:p>
          </draw:text-box>
        </draw:frame>
        <draw:frame draw:style-name="gr24" draw:text-style-name="P6" draw:layer="layout" svg:width="16cm" svg:height="3cm" svg:x="1cm" svg:y="5cm">
          <draw:text-box>
            <text:p><text:span text:style-name="T2">Esetleg kell még az elejére egy pipeline regiszter-réteg, mert a data valid jel fanoutja itt 25 (26 a továbbvitt, késleltetett példányával együtt)</text:span></text:p>
          </draw:text-box>
        </draw:frame>
      </draw:page>
      <draw:page draw:name="page3" draw:style-name="dp1" draw:master-page-name="Default">
        <draw:custom-shape draw:style-name="gr25" draw:text-style-name="P3" draw:layer="layout" svg:width="6cm" svg:height="2cm" svg:x="2cm" svg:y="13cm">
          <text:p text:style-name="P3"><text:span text:style-name="T2">BRAM késleltető</text:span></text:p>
          <text:p text:style-name="P3"><text:span text:style-name="T2">egység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1cm" svg:height="3cm" svg:x="1.5cm" svg:y="10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7" draw:text-style-name="P6" draw:layer="layout" svg:width="11cm" svg:height="4.517cm" svg:x="1cm" svg:y="1cm">
          <draw:text-box>
            <text:p><text:span text:style-name="T1">2. Blokk részletesen</text:span><text:span text:style-name="T2">: beérkező pixel mentése és 5 különböző késleltetésű változat (pa, …, pe) előállítása a DSP rész bemenetéhez, valamint színcsatornánként 1-1 kontroll jel késleltetése a blokkramok 9. bitjében</text:span></text:p>
          </draw:text-box>
        </draw:frame>
        <draw:frame draw:style-name="gr7" draw:text-style-name="P6" draw:layer="layout" svg:width="10cm" svg:height="1cm" svg:x="0.75cm" svg:y="7cm">
          <draw:text-box>
            <text:p><text:span text:style-name="T2">Pixel + Kontroll: 3*(8+1) = 27 bit</text:span></text:p>
          </draw:text-box>
        </draw:frame>
        <draw:frame draw:style-name="gr28" draw:text-style-name="P6" draw:layer="layout" svg:width="10cm" svg:height="4.75cm" svg:x="19.75cm" svg:y="4.25cm">
          <draw:text-box>
            <text:p><text:span text:style-name="T2">3 db párhuzamos, 4k x 9 bit blokkram, ciklikus címzés single port, read first mód, 8 bit (1 színcsatorna) + 1 bit (data_valid/hsync/vsync egy-egy színcsatorna mellé)</text:span></text:p>
          </draw:text-box>
        </draw:frame>
        <draw:frame draw:style-name="gr7" draw:text-style-name="P17" draw:layer="layout" svg:width="1.25cm" svg:height="1cm" svg:x="14cm" svg:y="11.4cm">
          <draw:text-box>
            <text:p><text:span text:style-name="T2">pa</text:span></text:p>
          </draw:text-box>
        </draw:frame>
        <draw:custom-shape draw:style-name="gr29" draw:text-style-name="P18" draw:layer="layout" svg:width="1cm" svg:height="6.431cm" draw:transform="rotate (-1.22958445803001) translate (7.81cm 14.40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30" draw:text-style-name="P9" draw:layer="layout" svg:x1="2.25cm" svg:y1="11.9cm" svg:x2="14cm" svg:y2="11.9cm">
          <text:p/>
        </draw:line>
        <draw:frame draw:style-name="gr7" draw:text-style-name="P17" draw:layer="layout" svg:width="1.5cm" svg:height="1cm" svg:x="14cm" svg:y="13.5cm">
          <draw:text-box>
            <text:p><text:span text:style-name="T2">pb</text:span></text:p>
          </draw:text-box>
        </draw:frame>
        <draw:custom-shape draw:style-name="gr25" draw:text-style-name="P3" draw:layer="layout" svg:width="6cm" svg:height="2cm" svg:x="2cm" svg:y="17cm">
          <text:p text:style-name="P3"><text:span text:style-name="T2">BRAM késleltető</text:span></text:p>
          <text:p text:style-name="P3"><text:span text:style-name="T2">egység</text:span></text:p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1cm" svg:height="6.431cm" draw:transform="rotate (-1.22958445803001) translate (7.81cm 18.40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17" draw:layer="layout" svg:width="1.25cm" svg:height="1cm" svg:x="14cm" svg:y="17.5cm">
          <draw:text-box>
            <text:p><text:span text:style-name="T2">pc</text:span></text:p>
          </draw:text-box>
        </draw:frame>
        <draw:custom-shape draw:style-name="gr25" draw:text-style-name="P3" draw:layer="layout" svg:width="6cm" svg:height="2cm" svg:x="2cm" svg:y="21cm">
          <text:p text:style-name="P3"><text:span text:style-name="T2">BRAM késleltető</text:span></text:p>
          <text:p text:style-name="P3"><text:span text:style-name="T2">egység</text:span></text:p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1cm" svg:height="6.431cm" draw:transform="rotate (-1.22958445803001) translate (7.81cm 22.40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17" draw:layer="layout" svg:width="1.25cm" svg:height="1cm" svg:x="14cm" svg:y="21.5cm">
          <draw:text-box>
            <text:p><text:span text:style-name="T2">pd</text:span></text:p>
          </draw:text-box>
        </draw:frame>
        <draw:custom-shape draw:style-name="gr25" draw:text-style-name="P3" draw:layer="layout" svg:width="6cm" svg:height="2cm" svg:x="2cm" svg:y="25cm">
          <text:p text:style-name="P3"><text:span text:style-name="T2">BRAM késleltető</text:span></text:p>
          <text:p text:style-name="P3"><text:span text:style-name="T2">egység</text:span></text:p>
          <draw:enhanced-geometry svg:viewBox="0 0 21600 21600" draw:type="rectangle" draw:enhanced-path="M 0 0 L 21600 0 21600 21600 0 21600 0 0 Z N"/>
        </draw:custom-shape>
        <draw:frame draw:style-name="gr7" draw:text-style-name="P17" draw:layer="layout" svg:width="1.25cm" svg:height="1cm" svg:x="14cm" svg:y="25.5cm">
          <draw:text-box>
            <text:p><text:span text:style-name="T2">pe</text:span></text:p>
          </draw:text-box>
        </draw:frame>
        <draw:line draw:style-name="gr31" draw:text-style-name="P9" draw:layer="layout" svg:x1="8cm" svg:y1="14cm" svg:x2="14cm" svg:y2="14cm">
          <text:p/>
        </draw:line>
        <draw:line draw:style-name="gr31" draw:text-style-name="P9" draw:layer="layout" svg:x1="8cm" svg:y1="18cm" svg:x2="14cm" svg:y2="18cm">
          <text:p/>
        </draw:line>
        <draw:line draw:style-name="gr31" draw:text-style-name="P9" draw:layer="layout" svg:x1="8cm" svg:y1="22cm" svg:x2="14cm" svg:y2="22cm">
          <text:p/>
        </draw:line>
        <draw:custom-shape draw:style-name="gr32" draw:text-style-name="P19" draw:layer="layout" svg:width="2cm" svg:height="1cm" svg:x="8cm" svg:y="25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1" draw:text-style-name="P9" draw:layer="layout" svg:x1="10cm" svg:y1="26cm" svg:x2="14cm" svg:y2="26cm">
          <text:p/>
        </draw:line>
        <draw:custom-shape draw:style-name="gr25" draw:text-style-name="P3" draw:layer="layout" svg:width="6cm" svg:height="2cm" svg:x="13cm" svg:y="5cm">
          <text:p text:style-name="P3"><text:span text:style-name="T2">BRAM késleltető</text:span></text:p>
          <text:p text:style-name="P3"><text:span text:style-name="T2">egység</text:span></text:p>
          <draw:enhanced-geometry svg:viewBox="0 0 21600 21600" draw:type="rectangle" draw:enhanced-path="M 0 0 L 21600 0 21600 21600 0 21600 0 0 Z N"/>
        </draw:custom-shape>
        <draw:line draw:style-name="gr33" draw:text-style-name="P9" draw:layer="layout" svg:x1="10cm" svg:y1="26cm" svg:x2="14cm" svg:y2="28cm">
          <text:p/>
        </draw:line>
        <draw:frame draw:style-name="gr34" draw:text-style-name="P17" draw:layer="layout" svg:width="3cm" svg:height="1.673cm" svg:x="14cm" svg:y="27.5cm">
          <draw:text-box>
            <text:p><text:span text:style-name="T2">Kontroll</text:span></text:p>
            <text:p><text:span text:style-name="T2">jelek</text:span></text:p>
          </draw:text-box>
        </draw:frame>
        <draw:custom-shape draw:style-name="gr35" draw:text-style-name="P19" draw:layer="layout" svg:width="0.5cm" svg:height="3.25cm" svg:x="1.75cm" svg:y="8cm">
          <text:p/>
          <draw:enhanced-geometry svg:viewBox="0 0 21600 21600" draw:type="rectangle" draw:enhanced-path="M 0 0 L 21600 0 21600 21600 0 21600 0 0 Z N"/>
        </draw:custom-shape>
        <draw:line draw:style-name="gr36" draw:text-style-name="P9" draw:layer="layout" svg:x1="2.25cm" svg:y1="9.2cm" svg:x2="16.25cm" svg:y2="9.25cm">
          <text:p/>
        </draw:line>
        <draw:custom-shape draw:style-name="gr37" draw:text-style-name="P10" draw:layer="layout" svg:width="3cm" svg:height="2cm" svg:x="16.3cm" svg:y="8.1cm">
          <text:p text:style-name="P10">W_cntr</text:p>
          <draw:enhanced-geometry svg:viewBox="0 0 21600 21600" draw:type="rectangle" draw:enhanced-path="M 0 0 L 21600 0 21600 21600 0 21600 0 0 Z N"/>
        </draw:custom-shape>
        <draw:frame draw:style-name="gr38" draw:text-style-name="P20" draw:layer="layout" svg:width="9cm" svg:height="15.182cm" svg:x="19.75cm" svg:y="10.623cm">
          <draw:text-box>
            <text:p>Egy számláló+ regiszter, ami megszámolja a két Hsync felfutó él között eltelő órajelciklusokat, vagyis a kép szélességét az invalid pixelekkel együtt (ez a w, ami 12 bites, mert 1080p esetén ennyibe fér bele a kép szélessége). Az előállított w értéket használják a BRAM-ok a ciklikus címzés reszeteléséhez.</text:p>
            <text:p/>
            <text:p>Így minden sor hosszát az előző sor hosszának feltételezünk. Működés közbeni felbontásváltás esetén ez nem probléma, mert a hiba csak egy sorig áll fent, ami szabad szemmel nem látható.</text:p>
          </draw:text-box>
        </draw:frame>
        <draw:line draw:style-name="gr39" draw:text-style-name="P9" draw:layer="layout" svg:x1="17.8cm" svg:y1="10.1cm" svg:x2="17.8cm" svg:y2="12.35cm">
          <text:p/>
        </draw:line>
        <draw:frame draw:style-name="gr40" draw:text-style-name="P13" draw:layer="layout" svg:width="1cm" svg:height="1cm" svg:x="17.3cm" svg:y="12.1cm">
          <draw:text-box>
            <text:p text:style-name="P1">w</text:p>
          </draw:text-box>
        </draw:frame>
        <draw:frame draw:style-name="gr40" draw:text-style-name="P13" draw:layer="layout" svg:width="1cm" svg:height="1cm" svg:x="0.25cm" svg:y="13.5cm">
          <draw:text-box>
            <text:p text:style-name="P1">w</text:p>
          </draw:text-box>
        </draw:frame>
        <draw:frame draw:style-name="gr40" draw:text-style-name="P13" draw:layer="layout" svg:width="1cm" svg:height="1cm" svg:x="0.25cm" svg:y="17.5cm">
          <draw:text-box>
            <text:p text:style-name="P1">w</text:p>
          </draw:text-box>
        </draw:frame>
        <draw:frame draw:style-name="gr40" draw:text-style-name="P13" draw:layer="layout" svg:width="1cm" svg:height="1cm" svg:x="0.25cm" svg:y="21.5cm">
          <draw:text-box>
            <text:p text:style-name="P1">w</text:p>
          </draw:text-box>
        </draw:frame>
        <draw:frame draw:style-name="gr40" draw:text-style-name="P13" draw:layer="layout" svg:width="1cm" svg:height="1cm" svg:x="0.25cm" svg:y="25.5cm">
          <draw:text-box>
            <text:p text:style-name="P1">w</text:p>
          </draw:text-box>
        </draw:frame>
        <draw:line draw:style-name="gr41" draw:text-style-name="P9" draw:layer="layout" svg:x1="1.25cm" svg:y1="14cm" svg:x2="2cm" svg:y2="14cm">
          <text:p/>
        </draw:line>
        <draw:line draw:style-name="gr41" draw:text-style-name="P9" draw:layer="layout" svg:x1="1.25cm" svg:y1="18cm" svg:x2="2cm" svg:y2="18cm">
          <text:p/>
        </draw:line>
        <draw:line draw:style-name="gr41" draw:text-style-name="P9" draw:layer="layout" svg:x1="1.25cm" svg:y1="22cm" svg:x2="2cm" svg:y2="22cm">
          <text:p/>
        </draw:line>
        <draw:line draw:style-name="gr41" draw:text-style-name="P9" draw:layer="layout" svg:x1="1.25cm" svg:y1="26cm" svg:x2="2cm" svg:y2="26cm">
          <text:p/>
        </draw:line>
        <draw:frame draw:style-name="gr42" draw:text-style-name="P6" draw:layer="layout" svg:width="5.945cm" svg:height="1.25cm" svg:x="8.555cm" svg:y="10.75cm">
          <draw:text-box>
            <text:p><text:span text:style-name="T2">Pixel érték (3*8 bit)</text:span></text:p>
          </draw:text-box>
        </draw:frame>
        <draw:frame draw:style-name="gr42" draw:text-style-name="P6" draw:layer="layout" svg:width="2.5cm" svg:height="1.25cm" svg:x="12.25cm" svg:y="14.5cm">
          <draw:text-box>
            <text:p><text:span text:style-name="T2">3*8 bit</text:span></text:p>
          </draw:text-box>
        </draw:frame>
        <draw:frame draw:style-name="gr42" draw:text-style-name="P6" draw:layer="layout" svg:width="2.5cm" svg:height="1.25cm" svg:x="12.25cm" svg:y="18.5cm">
          <draw:text-box>
            <text:p><text:span text:style-name="T2">3*8 bit</text:span></text:p>
          </draw:text-box>
        </draw:frame>
        <draw:frame draw:style-name="gr42" draw:text-style-name="P6" draw:layer="layout" svg:width="2.5cm" svg:height="1.25cm" svg:x="12.25cm" svg:y="22.5cm">
          <draw:text-box>
            <text:p><text:span text:style-name="T2">3*8 bit</text:span></text:p>
          </draw:text-box>
        </draw:frame>
        <draw:frame draw:style-name="gr42" draw:text-style-name="P6" draw:layer="layout" svg:width="2.5cm" svg:height="1.25cm" svg:x="12.25cm" svg:y="24.75cm">
          <draw:text-box>
            <text:p><text:span text:style-name="T2">3*8 bit</text:span></text:p>
          </draw:text-box>
        </draw:frame>
        <draw:frame draw:style-name="gr42" draw:text-style-name="P6" draw:layer="layout" svg:width="2.5cm" svg:height="1.25cm" svg:x="11.25cm" svg:y="27.75cm">
          <draw:text-box>
            <text:p><text:span text:style-name="T2">3*1 bit</text:span></text:p>
          </draw:text-box>
        </draw:frame>
      </draw:page>
      <draw:page draw:name="page4" draw:style-name="dp1" draw:master-page-name="Default">
        <draw:frame draw:style-name="gr43" draw:text-style-name="P22" draw:layer="layout" svg:width="19.083cm" svg:height="3.096cm" svg:x="1cm" svg:y="3.111cm">
          <draw:text-box>
            <text:p text:style-name="P21">Szorzás: a súlyozómátrix sorait meg lehet valósítani kasztkád struktúrával, mert az csak ugyanannak a pixel streamnek a különböző késleltetésű változatait adja össze.</text:p>
          </draw:text-box>
        </draw:frame>
        <draw:frame draw:style-name="gr44" draw:text-style-name="P20" draw:layer="layout" svg:width="15.621cm" svg:height="1.825cm" svg:x="1.383cm" svg:y="1.209cm">
          <draw:text-box>
            <text:p><text:span text:style-name="T4">3. Blokk részletesen</text:span>: DSP</text:p>
          </draw:text-box>
        </draw:frame>
        <draw:custom-shape draw:style-name="gr45" draw:text-style-name="P10" draw:layer="layout" svg:width="1.27cm" svg:height="1.27cm" svg:x="1cm" svg:y="10.421cm">
          <text:p text:style-name="P10">DSP</text:p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1.27cm" svg:height="1.27cm" svg:x="2.905cm" svg:y="10.42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1.27cm" svg:height="1.27cm" svg:x="4.81cm" svg:y="10.42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1.27cm" svg:height="1.27cm" svg:x="6.715cm" svg:y="10.42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1.27cm" svg:height="1.27cm" svg:x="8.62cm" svg:y="10.421cm">
          <text:p/>
          <draw:enhanced-geometry svg:viewBox="0 0 21600 21600" draw:type="rectangle" draw:enhanced-path="M 0 0 L 21600 0 21600 21600 0 21600 0 0 Z N"/>
        </draw:custom-shape>
        <draw:line draw:style-name="gr47" draw:text-style-name="P9" draw:layer="layout" svg:x1="2.27cm" svg:y1="11.056cm" svg:x2="2.905cm" svg:y2="11.056cm">
          <text:p/>
        </draw:line>
        <draw:line draw:style-name="gr48" draw:text-style-name="P9" draw:layer="layout" svg:x1="4.175cm" svg:y1="11.056cm" svg:x2="4.81cm" svg:y2="11.056cm">
          <text:p/>
        </draw:line>
        <draw:line draw:style-name="gr49" draw:text-style-name="P9" draw:layer="layout" svg:x1="6.08cm" svg:y1="11.056cm" svg:x2="6.715cm" svg:y2="11.056cm">
          <text:p/>
        </draw:line>
        <draw:line draw:style-name="gr50" draw:text-style-name="P9" draw:layer="layout" svg:x1="7.985cm" svg:y1="11.056cm" svg:x2="8.62cm" svg:y2="11.056cm">
          <text:p/>
        </draw:line>
        <draw:line draw:style-name="gr51" draw:text-style-name="P9" draw:layer="layout" svg:x1="1.635cm" svg:y1="8.516cm" svg:x2="1.635cm" svg:y2="10.421cm">
          <text:p/>
        </draw:line>
        <draw:line draw:style-name="gr52" draw:text-style-name="P9" draw:layer="layout" svg:x1="3.54cm" svg:y1="9.532cm" svg:x2="3.54cm" svg:y2="10.421cm">
          <text:p/>
        </draw:line>
        <draw:line draw:style-name="gr52" draw:text-style-name="P9" draw:layer="layout" svg:x1="5.445cm" svg:y1="9.532cm" svg:x2="5.445cm" svg:y2="10.421cm">
          <text:p/>
        </draw:line>
        <draw:line draw:style-name="gr52" draw:text-style-name="P9" draw:layer="layout" svg:x1="7.35cm" svg:y1="9.532cm" svg:x2="7.35cm" svg:y2="10.421cm">
          <text:p/>
        </draw:line>
        <draw:line draw:style-name="gr52" draw:text-style-name="P9" draw:layer="layout" svg:x1="9.255cm" svg:y1="9.532cm" svg:x2="9.255cm" svg:y2="10.421cm">
          <text:p/>
        </draw:line>
        <draw:frame draw:style-name="gr53" draw:text-style-name="P20" draw:layer="layout" svg:width="1.27cm" svg:height="1.165cm" svg:x="1.254cm" svg:y="7.5cm">
          <draw:text-box>
            <text:p>pa</text:p>
          </draw:text-box>
        </draw:frame>
        <draw:line draw:style-name="gr54" draw:text-style-name="P9" draw:layer="layout" svg:x1="1.635cm" svg:y1="9.532cm" svg:x2="9.255cm" svg:y2="9.532cm">
          <text:p/>
        </draw:line>
        <draw:custom-shape draw:style-name="gr46" draw:text-style-name="P1" draw:layer="layout" svg:width="1.27cm" svg:height="1.27cm" svg:x="10.525cm" svg:y="10.42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1.27cm" svg:height="1.27cm" svg:x="12.43cm" svg:y="10.421cm">
          <text:p/>
          <draw:enhanced-geometry svg:viewBox="0 0 21600 21600" draw:type="rectangle" draw:enhanced-path="M 0 0 L 21600 0 21600 21600 0 21600 0 0 Z N"/>
        </draw:custom-shape>
        <draw:line draw:style-name="gr47" draw:text-style-name="P9" draw:layer="layout" svg:x1="11.795cm" svg:y1="11.056cm" svg:x2="12.43cm" svg:y2="11.056cm">
          <text:p/>
        </draw:line>
        <draw:line draw:style-name="gr48" draw:text-style-name="P9" draw:layer="layout" svg:x1="13.7cm" svg:y1="11.056cm" svg:x2="14.351cm" svg:y2="11.049cm">
          <text:p/>
        </draw:line>
        <draw:line draw:style-name="gr51" draw:text-style-name="P9" draw:layer="layout" svg:x1="11.16cm" svg:y1="8.516cm" svg:x2="11.16cm" svg:y2="10.421cm">
          <text:p/>
        </draw:line>
        <draw:line draw:style-name="gr52" draw:text-style-name="P9" draw:layer="layout" svg:x1="13.065cm" svg:y1="9.532cm" svg:x2="13.065cm" svg:y2="10.421cm">
          <text:p/>
        </draw:line>
        <draw:frame draw:style-name="gr55" draw:text-style-name="P20" draw:layer="layout" svg:width="1.524cm" svg:height="1.016cm" svg:x="10.5cm" svg:y="5.5cm">
          <draw:text-box>
            <text:p>pb</text:p>
          </draw:text-box>
        </draw:frame>
        <draw:line draw:style-name="gr54" draw:text-style-name="P9" draw:layer="layout" svg:x1="11.16cm" svg:y1="9.532cm" svg:x2="18.796cm" svg:y2="9.525cm">
          <text:p/>
        </draw:line>
        <draw:line draw:style-name="gr47" draw:text-style-name="P9" draw:layer="layout" svg:x1="9.89cm" svg:y1="11.056cm" svg:x2="10.525cm" svg:y2="11.056cm">
          <text:p/>
        </draw:line>
        <draw:line draw:style-name="gr56" draw:text-style-name="P9" draw:layer="layout" svg:x1="1.635cm" svg:y1="12.961cm" svg:x2="1.635cm" svg:y2="11.691cm">
          <text:p/>
        </draw:line>
        <draw:frame draw:style-name="gr57" draw:text-style-name="P20" draw:layer="layout" svg:width="1.397cm" svg:height="1.27cm" svg:x="1cm" svg:y="12.961cm">
          <draw:text-box>
            <text:p>h<text:span text:style-name="T5">4</text:span></text:p>
          </draw:text-box>
        </draw:frame>
        <draw:line draw:style-name="gr56" draw:text-style-name="P9" draw:layer="layout" svg:x1="3.54cm" svg:y1="12.961cm" svg:x2="3.54cm" svg:y2="11.691cm">
          <text:p/>
        </draw:line>
        <draw:frame draw:style-name="gr57" draw:text-style-name="P20" draw:layer="layout" svg:width="1.397cm" svg:height="1.27cm" svg:x="2.905cm" svg:y="12.961cm">
          <draw:text-box>
            <text:p>h<text:span text:style-name="T5">3</text:span></text:p>
          </draw:text-box>
        </draw:frame>
        <draw:line draw:style-name="gr56" draw:text-style-name="P9" draw:layer="layout" svg:x1="5.445cm" svg:y1="12.961cm" svg:x2="5.445cm" svg:y2="11.691cm">
          <text:p/>
        </draw:line>
        <draw:frame draw:style-name="gr57" draw:text-style-name="P20" draw:layer="layout" svg:width="1.397cm" svg:height="1.27cm" svg:x="4.81cm" svg:y="12.961cm">
          <draw:text-box>
            <text:p>h<text:span text:style-name="T5">2</text:span></text:p>
          </draw:text-box>
        </draw:frame>
        <draw:line draw:style-name="gr56" draw:text-style-name="P9" draw:layer="layout" svg:x1="7.35cm" svg:y1="12.961cm" svg:x2="7.35cm" svg:y2="11.691cm">
          <text:p/>
        </draw:line>
        <draw:frame draw:style-name="gr57" draw:text-style-name="P20" draw:layer="layout" svg:width="1.397cm" svg:height="1.27cm" svg:x="6.715cm" svg:y="12.961cm">
          <draw:text-box>
            <text:p>h<text:span text:style-name="T5">1</text:span></text:p>
          </draw:text-box>
        </draw:frame>
        <draw:line draw:style-name="gr56" draw:text-style-name="P9" draw:layer="layout" svg:x1="9.255cm" svg:y1="12.961cm" svg:x2="9.255cm" svg:y2="11.691cm">
          <text:p/>
        </draw:line>
        <draw:frame draw:style-name="gr57" draw:text-style-name="P20" draw:layer="layout" svg:width="1.397cm" svg:height="1.27cm" svg:x="8.62cm" svg:y="12.961cm">
          <draw:text-box>
            <text:p>h<text:span text:style-name="T5">0</text:span></text:p>
          </draw:text-box>
        </draw:frame>
        <draw:line draw:style-name="gr56" draw:text-style-name="P9" draw:layer="layout" svg:x1="11.16cm" svg:y1="12.961cm" svg:x2="11.16cm" svg:y2="11.691cm">
          <text:p/>
        </draw:line>
        <draw:frame draw:style-name="gr34" draw:text-style-name="P20" draw:layer="layout" svg:width="1.905cm" svg:height="1.673cm" svg:x="10.525cm" svg:y="12.961cm">
          <draw:text-box>
            <text:p><text:span text:style-name="T6">h</text:span><text:span text:style-name="T5">w+4</text:span></text:p>
          </draw:text-box>
        </draw:frame>
        <draw:line draw:style-name="gr56" draw:text-style-name="P9" draw:layer="layout" svg:x1="13.065cm" svg:y1="12.939cm" svg:x2="13.065cm" svg:y2="11.669cm">
          <text:p/>
        </draw:line>
        <draw:frame draw:style-name="gr34" draw:text-style-name="P20" draw:layer="layout" svg:width="1.905cm" svg:height="1.673cm" svg:x="12.43cm" svg:y="12.939cm">
          <draw:text-box>
            <text:p><text:span text:style-name="T6">h</text:span><text:span text:style-name="T5">w+3</text:span></text:p>
          </draw:text-box>
        </draw:frame>
        <draw:frame draw:style-name="gr58" draw:text-style-name="P20" draw:layer="layout" svg:width="9.144cm" svg:height="3.81cm" svg:x="20.447cm" svg:y="2.413cm">
          <draw:text-box>
            <text:p>Egy DSP blokk elvileg 3 órajel késleltetést jelent (ha minden belső pieline regiszterjét használjuk) VERIFIKÁLNI</text:p>
          </draw:text-box>
        </draw:frame>
        <draw:frame draw:style-name="gr59" draw:text-style-name="P23" draw:layer="layout" svg:width="24.75cm" svg:height="9.494cm" svg:x="2cm" svg:y="14.75cm">
          <draw:text-box>
            <text:p text:style-name="P21">1 új pixelérték kiszámításához a 25 együtthatót 25 különböző idővel késleltetett pixelértékkel kell szorozni, és ezeket összeadni (késleltetések és együtthatók a következő oldalon). Az együtthatóablak egy sorában lévő pixelek késleltetése egyesével növekszik, ez azt jelenti, hogy az a sor elején lévő pixelt az aktuális és következő 4 órajelben kell felhasználnunk, majd egy sorhossznyi késleltetés múlva újra.</text:p>
            <text:p text:style-name="P21"/>
            <text:p text:style-name="P21">Fent látható, hogy az adott pixelt a kaszkádosított szorzó-összeadó blokkba emiatt egyszerre 5 helyen csatoljuk be, a +4 késleltetésről a számítás gondoskodik. </text:p>
            <text:p text:style-name="P21">A pb pixelt 5 hellyel később csatoljuk be a kaszkádszámításba, így elcsúszna a hozzá tartozó pa pixeltől. Ennek a megoldására az előző oldalon látható 5-ös késleltetések szolgálnak. Ezekkel a később becsatolt pixelek késleltetését “kiegyenlítjük”.</text:p>
          </draw:text-box>
        </draw:frame>
        <draw:custom-shape draw:style-name="gr60" draw:text-style-name="P24" draw:layer="layout" svg:width="1.25cm" svg:height="1.25cm" svg:x="10.561cm" svg:y="7.259cm">
          <text:p text:style-name="P24"><text:span text:style-name="T7">z</text:span><text:span text:style-name="T8">-5</text:span></text:p>
          <draw:enhanced-geometry svg:viewBox="0 0 21600 21600" draw:type="rectangle" draw:enhanced-path="M 0 0 L 21600 0 21600 21600 0 21600 0 0 Z N"/>
        </draw:custom-shape>
        <draw:line draw:style-name="gr51" draw:text-style-name="P9" draw:layer="layout" svg:x1="11.176cm" svg:y1="6.477cm" svg:x2="11.176cm" svg:y2="7.239cm">
          <text:p/>
        </draw:line>
        <draw:custom-shape draw:style-name="gr46" draw:text-style-name="P1" draw:layer="layout" svg:width="1.27cm" svg:height="1.27cm" svg:x="14.351cm" svg:y="10.41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1.27cm" svg:height="1.27cm" svg:x="16.256cm" svg:y="10.41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1.27cm" svg:height="1.27cm" svg:x="18.161cm" svg:y="10.414cm">
          <text:p/>
          <draw:enhanced-geometry svg:viewBox="0 0 21600 21600" draw:type="rectangle" draw:enhanced-path="M 0 0 L 21600 0 21600 21600 0 21600 0 0 Z N"/>
        </draw:custom-shape>
        <draw:line draw:style-name="gr48" draw:text-style-name="P9" draw:layer="layout" svg:x1="15.621cm" svg:y1="11.049cm" svg:x2="16.256cm" svg:y2="11.049cm">
          <text:p/>
        </draw:line>
        <draw:line draw:style-name="gr49" draw:text-style-name="P9" draw:layer="layout" svg:x1="17.526cm" svg:y1="11.049cm" svg:x2="18.161cm" svg:y2="11.049cm">
          <text:p/>
        </draw:line>
        <draw:line draw:style-name="gr52" draw:text-style-name="P9" draw:layer="layout" svg:x1="14.986cm" svg:y1="9.525cm" svg:x2="14.986cm" svg:y2="10.414cm">
          <text:p/>
        </draw:line>
        <draw:line draw:style-name="gr52" draw:text-style-name="P9" draw:layer="layout" svg:x1="16.891cm" svg:y1="9.525cm" svg:x2="16.891cm" svg:y2="10.414cm">
          <text:p/>
        </draw:line>
        <draw:line draw:style-name="gr52" draw:text-style-name="P9" draw:layer="layout" svg:x1="18.796cm" svg:y1="9.525cm" svg:x2="18.796cm" svg:y2="10.414cm">
          <text:p/>
        </draw:line>
        <draw:line draw:style-name="gr56" draw:text-style-name="P9" draw:layer="layout" svg:x1="14.986cm" svg:y1="12.954cm" svg:x2="14.986cm" svg:y2="11.684cm">
          <text:p/>
        </draw:line>
        <draw:frame draw:style-name="gr61" draw:text-style-name="P20" draw:layer="layout" svg:width="1.651cm" svg:height="1.524cm" svg:x="14.351cm" svg:y="12.954cm">
          <draw:text-box>
            <text:p>h<text:span text:style-name="T5">w+2</text:span></text:p>
          </draw:text-box>
        </draw:frame>
        <draw:line draw:style-name="gr56" draw:text-style-name="P9" draw:layer="layout" svg:x1="16.891cm" svg:y1="12.954cm" svg:x2="16.891cm" svg:y2="11.684cm">
          <text:p/>
        </draw:line>
        <draw:frame draw:style-name="gr34" draw:text-style-name="P20" draw:layer="layout" svg:width="1.651cm" svg:height="1.673cm" svg:x="16.256cm" svg:y="12.954cm">
          <draw:text-box>
            <text:p>h<text:span text:style-name="T5">w+1</text:span></text:p>
          </draw:text-box>
        </draw:frame>
        <draw:line draw:style-name="gr56" draw:text-style-name="P9" draw:layer="layout" svg:x1="18.796cm" svg:y1="12.954cm" svg:x2="18.796cm" svg:y2="11.684cm">
          <text:p/>
        </draw:line>
        <draw:frame draw:style-name="gr57" draw:text-style-name="P20" draw:layer="layout" svg:width="1.778cm" svg:height="1.27cm" svg:x="18.161cm" svg:y="12.954cm">
          <draw:text-box>
            <text:p>h<text:span text:style-name="T5">w+0</text:span></text:p>
          </draw:text-box>
        </draw:frame>
        <draw:custom-shape draw:style-name="gr46" draw:text-style-name="P1" draw:layer="layout" svg:width="1.27cm" svg:height="1.27cm" svg:x="20.05cm" svg:y="10.42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1.27cm" svg:height="1.27cm" svg:x="21.955cm" svg:y="10.421cm">
          <text:p/>
          <draw:enhanced-geometry svg:viewBox="0 0 21600 21600" draw:type="rectangle" draw:enhanced-path="M 0 0 L 21600 0 21600 21600 0 21600 0 0 Z N"/>
        </draw:custom-shape>
        <draw:line draw:style-name="gr47" draw:text-style-name="P9" draw:layer="layout" svg:x1="21.32cm" svg:y1="11.056cm" svg:x2="21.955cm" svg:y2="11.056cm">
          <text:p/>
        </draw:line>
        <draw:line draw:style-name="gr48" draw:text-style-name="P9" draw:layer="layout" svg:x1="23.225cm" svg:y1="11.056cm" svg:x2="23.876cm" svg:y2="11.049cm">
          <text:p/>
        </draw:line>
        <draw:line draw:style-name="gr51" draw:text-style-name="P9" draw:layer="layout" svg:x1="20.685cm" svg:y1="8.516cm" svg:x2="20.685cm" svg:y2="10.421cm">
          <text:p/>
        </draw:line>
        <draw:line draw:style-name="gr52" draw:text-style-name="P9" draw:layer="layout" svg:x1="22.59cm" svg:y1="9.532cm" svg:x2="22.59cm" svg:y2="10.421cm">
          <text:p/>
        </draw:line>
        <draw:frame draw:style-name="gr55" draw:text-style-name="P20" draw:layer="layout" svg:width="1.524cm" svg:height="1.016cm" svg:x="20.025cm" svg:y="5.5cm">
          <draw:text-box>
            <text:p>pb</text:p>
          </draw:text-box>
        </draw:frame>
        <draw:line draw:style-name="gr54" draw:text-style-name="P9" draw:layer="layout" svg:x1="20.685cm" svg:y1="9.532cm" svg:x2="27.686cm" svg:y2="9.525cm">
          <text:p/>
        </draw:line>
        <draw:line draw:style-name="gr56" draw:text-style-name="P9" draw:layer="layout" svg:x1="20.685cm" svg:y1="12.961cm" svg:x2="20.685cm" svg:y2="11.691cm">
          <text:p/>
        </draw:line>
        <draw:line draw:style-name="gr56" draw:text-style-name="P9" draw:layer="layout" svg:x1="22.59cm" svg:y1="12.939cm" svg:x2="22.59cm" svg:y2="11.669cm">
          <text:p/>
        </draw:line>
        <draw:custom-shape draw:style-name="gr60" draw:text-style-name="P24" draw:layer="layout" svg:width="1.25cm" svg:height="1.25cm" svg:x="20.086cm" svg:y="7.259cm">
          <text:p text:style-name="P24"><text:span text:style-name="T7">z</text:span><text:span text:style-name="T8">-10</text:span></text:p>
          <draw:enhanced-geometry svg:viewBox="0 0 21600 21600" draw:type="rectangle" draw:enhanced-path="M 0 0 L 21600 0 21600 21600 0 21600 0 0 Z N"/>
        </draw:custom-shape>
        <draw:line draw:style-name="gr51" draw:text-style-name="P9" draw:layer="layout" svg:x1="20.701cm" svg:y1="6.477cm" svg:x2="20.701cm" svg:y2="7.239cm">
          <text:p/>
        </draw:line>
        <draw:custom-shape draw:style-name="gr46" draw:text-style-name="P1" draw:layer="layout" svg:width="1.27cm" svg:height="1.27cm" svg:x="23.876cm" svg:y="10.41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1.27cm" svg:height="1.27cm" svg:x="25.781cm" svg:y="10.414cm">
          <text:p/>
          <draw:enhanced-geometry svg:viewBox="0 0 21600 21600" draw:type="rectangle" draw:enhanced-path="M 0 0 L 21600 0 21600 21600 0 21600 0 0 Z N"/>
        </draw:custom-shape>
        <draw:line draw:style-name="gr48" draw:text-style-name="P9" draw:layer="layout" svg:x1="25.146cm" svg:y1="11.049cm" svg:x2="25.781cm" svg:y2="11.049cm">
          <text:p/>
        </draw:line>
        <draw:line draw:style-name="gr49" draw:text-style-name="P9" draw:layer="layout" svg:x1="27.051cm" svg:y1="11.049cm" svg:x2="27.686cm" svg:y2="11.049cm">
          <text:p/>
        </draw:line>
        <draw:line draw:style-name="gr52" draw:text-style-name="P9" draw:layer="layout" svg:x1="24.511cm" svg:y1="9.525cm" svg:x2="24.511cm" svg:y2="10.414cm">
          <text:p/>
        </draw:line>
        <draw:line draw:style-name="gr52" draw:text-style-name="P9" draw:layer="layout" svg:x1="26.416cm" svg:y1="9.525cm" svg:x2="26.416cm" svg:y2="10.414cm">
          <text:p/>
        </draw:line>
        <draw:line draw:style-name="gr56" draw:text-style-name="P9" draw:layer="layout" svg:x1="24.511cm" svg:y1="12.954cm" svg:x2="24.511cm" svg:y2="11.684cm">
          <text:p/>
        </draw:line>
        <draw:line draw:style-name="gr56" draw:text-style-name="P9" draw:layer="layout" svg:x1="26.416cm" svg:y1="12.954cm" svg:x2="26.416cm" svg:y2="11.684cm">
          <text:p/>
        </draw:line>
        <draw:line draw:style-name="gr49" draw:text-style-name="P9" draw:layer="layout" svg:x1="19.431cm" svg:y1="11.049cm" svg:x2="20.066cm" svg:y2="11.049cm">
          <text:p/>
        </draw:line>
        <draw:frame draw:style-name="gr62" draw:text-style-name="P25" draw:layer="layout" svg:width="1.778cm" svg:height="1.651cm" svg:x="27.94cm" svg:y="10.16cm">
          <draw:text-box>
            <text:p text:style-name="P1"><text:span text:style-name="T9">...</text:span></text:p>
          </draw:text-box>
        </draw:frame>
        <draw:frame draw:style-name="gr34" draw:text-style-name="P20" draw:layer="layout" svg:width="1.905cm" svg:height="1.673cm" svg:x="19.796cm" svg:y="12.976cm">
          <draw:text-box>
            <text:p text:style-name="P26"><text:span text:style-name="T6">h</text:span><text:span text:style-name="T10">2w+3</text:span></text:p>
          </draw:text-box>
        </draw:frame>
        <draw:frame draw:style-name="gr34" draw:text-style-name="P20" draw:layer="layout" svg:width="1.905cm" svg:height="1.673cm" svg:x="21.701cm" svg:y="12.954cm">
          <draw:text-box>
            <text:p><text:span text:style-name="T6">h</text:span><text:span text:style-name="T10">2w+3</text:span></text:p>
          </draw:text-box>
        </draw:frame>
        <draw:frame draw:style-name="gr63" draw:text-style-name="P20" draw:layer="layout" svg:width="1.905cm" svg:height="1.382cm" svg:x="23.622cm" svg:y="12.969cm">
          <draw:text-box>
            <text:p>h<text:span text:style-name="T10">2w+2</text:span></text:p>
          </draw:text-box>
        </draw:frame>
        <draw:frame draw:style-name="gr64" draw:text-style-name="P20" draw:layer="layout" svg:width="1.778cm" svg:height="1.977cm" svg:x="25.527cm" svg:y="12.969cm">
          <draw:text-box>
            <text:p>h<text:span text:style-name="T10">2w+1</text:span></text:p>
          </draw:text-box>
        </draw:frame>
        <draw:frame draw:style-name="gr65" draw:text-style-name="P20" draw:layer="layout" svg:width="6.985cm" svg:height="3.806cm" svg:x="22.098cm" svg:y="6.1cm">
          <draw:text-box>
            <text:p>Minden bemenetnek 5-tel több extra késleltetése van, mint az előzőnek</text:p>
          </draw:text-box>
        </draw:frame>
        <draw:custom-shape draw:style-name="gr66" draw:text-style-name="P10" draw:layer="layout" svg:width="2cm" svg:height="2cm" svg:x="2.54cm" svg:y="25.396cm">
          <text:p text:style-name="P10">z<text:span text:style-name="T11">-n</text:span></text:p>
          <draw:enhanced-geometry svg:viewBox="0 0 21600 21600" draw:type="rectangle" draw:enhanced-path="M 0 0 L 21600 0 21600 21600 0 21600 0 0 Z N"/>
        </draw:custom-shape>
        <draw:frame draw:style-name="gr67" draw:text-style-name="P6" draw:layer="layout" svg:width="6.5cm" svg:height="2.884cm" svg:x="5.29cm" svg:y="25.146cm">
          <draw:text-box>
            <text:p><text:span text:style-name="T2">n órajellel késleltető FF-halom, vagy BRAM</text:span></text:p>
          </draw:text-box>
        </draw:frame>
      </draw:page>
      <draw:page draw:name="page5" draw:style-name="dp1" draw:master-page-name="Default">
        <draw:custom-shape draw:style-name="gr68" draw:text-style-name="P27" draw:layer="layout" svg:width="2cm" svg:height="2cm" svg:x="10.9cm" svg:y="4cm">
          <text:p text:style-name="P3"><text:span text:style-name="T2">0+4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7" draw:layer="layout" svg:width="2cm" svg:height="2cm" svg:x="10.9cm" svg:y="6cm">
          <text:p text:style-name="P3"><text:span text:style-name="T2">0+3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7" draw:layer="layout" svg:width="2cm" svg:height="2cm" svg:x="10.9cm" svg:y="8cm">
          <text:p text:style-name="P3"><text:span text:style-name="T2">0+2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7" draw:layer="layout" svg:width="2cm" svg:height="2cm" svg:x="10.9cm" svg:y="10cm">
          <text:p text:style-name="P3"><text:span text:style-name="T2">0+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7" draw:layer="layout" svg:width="2cm" svg:height="2cm" svg:x="10.9cm" svg:y="12cm">
          <text:p text:style-name="P3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7" draw:layer="layout" svg:width="2cm" svg:height="2cm" svg:x="8.9cm" svg:y="4cm">
          <text:p text:style-name="P3"><text:span text:style-name="T2">1+4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7" draw:layer="layout" svg:width="2cm" svg:height="2cm" svg:x="8.9cm" svg:y="6cm">
          <text:p text:style-name="P3"><text:span text:style-name="T2">1+3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7" draw:layer="layout" svg:width="2cm" svg:height="2cm" svg:x="8.9cm" svg:y="8cm">
          <text:p text:style-name="P3"><text:span text:style-name="T2">1+2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7" draw:layer="layout" svg:width="2cm" svg:height="2cm" svg:x="8.9cm" svg:y="10cm">
          <text:p text:style-name="P3"><text:span text:style-name="T2">1+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7" draw:layer="layout" svg:width="2cm" svg:height="2cm" svg:x="8.9cm" svg:y="12cm">
          <text:p text:style-name="P3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7" draw:layer="layout" svg:width="2cm" svg:height="2cm" svg:x="6.9cm" svg:y="4cm">
          <text:p text:style-name="P3"><text:span text:style-name="T2">2+4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7" draw:layer="layout" svg:width="2cm" svg:height="2cm" svg:x="6.9cm" svg:y="6cm">
          <text:p text:style-name="P3"><text:span text:style-name="T2">2+3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7" draw:layer="layout" svg:width="2cm" svg:height="2cm" svg:x="6.9cm" svg:y="8cm">
          <text:p text:style-name="P3"><text:span text:style-name="T2">2+2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7" draw:layer="layout" svg:width="2cm" svg:height="2cm" svg:x="6.9cm" svg:y="10cm">
          <text:p text:style-name="P3"><text:span text:style-name="T2">2+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7" draw:layer="layout" svg:width="2cm" svg:height="2cm" svg:x="6.9cm" svg:y="12cm">
          <text:p text:style-name="P3"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7" draw:layer="layout" svg:width="2cm" svg:height="2cm" svg:x="4.9cm" svg:y="4cm">
          <text:p text:style-name="P3"><text:span text:style-name="T2">3+4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7" draw:layer="layout" svg:width="2cm" svg:height="2cm" svg:x="4.9cm" svg:y="6cm">
          <text:p text:style-name="P3"><text:span text:style-name="T2">3+3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7" draw:layer="layout" svg:width="2cm" svg:height="2cm" svg:x="4.9cm" svg:y="8cm">
          <text:p text:style-name="P3"><text:span text:style-name="T2">3+2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7" draw:layer="layout" svg:width="2cm" svg:height="2cm" svg:x="4.9cm" svg:y="10cm">
          <text:p text:style-name="P3"><text:span text:style-name="T2">3+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7" draw:layer="layout" svg:width="2cm" svg:height="2cm" svg:x="4.9cm" svg:y="12cm">
          <text:p text:style-name="P3"><text:span text:style-name="T2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7" draw:layer="layout" svg:width="2cm" svg:height="2cm" svg:x="2.9cm" svg:y="4cm">
          <text:p text:style-name="P3"><text:span text:style-name="T2">4+4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7" draw:layer="layout" svg:width="2cm" svg:height="2cm" svg:x="2.9cm" svg:y="6cm">
          <text:p text:style-name="P3"><text:span text:style-name="T2">4+3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7" draw:layer="layout" svg:width="2cm" svg:height="2cm" svg:x="2.9cm" svg:y="8cm">
          <text:p text:style-name="P3"><text:span text:style-name="T2">4+2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7" draw:layer="layout" svg:width="2cm" svg:height="2cm" svg:x="2.9cm" svg:y="10cm">
          <text:p text:style-name="P3"><text:span text:style-name="T2">4+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7" draw:layer="layout" svg:width="2cm" svg:height="2cm" svg:x="2.9cm" svg:y="12cm">
          <text:p text:style-name="P3"><text:span text:style-name="T2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9" draw:layer="layout" svg:width="2cm" svg:height="2cm" svg:x="23.7cm" svg:y="4cm">
          <text:p text:style-name="P28"><text:span text:style-name="T2">h</text:span><text:span text:style-name="T12">4w+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9" draw:layer="layout" svg:width="2cm" svg:height="2cm" svg:x="23.7cm" svg:y="6cm">
          <text:p text:style-name="P28"><text:span text:style-name="T2">h</text:span><text:span text:style-name="T12">3w+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9" draw:layer="layout" svg:width="2cm" svg:height="2cm" svg:x="23.7cm" svg:y="8cm">
          <text:p text:style-name="P28"><text:span text:style-name="T2">h</text:span><text:span text:style-name="T12">2w+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7" draw:layer="layout" svg:width="2cm" svg:height="2cm" svg:x="23.7cm" svg:y="10cm">
          <text:p text:style-name="P3"><text:span text:style-name="T2">h</text:span><text:span text:style-name="T12">w+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7" draw:layer="layout" svg:width="2cm" svg:height="2cm" svg:x="23.7cm" svg:y="12cm">
          <text:p text:style-name="P3"><text:span text:style-name="T2">h</text:span><text:span text:style-name="T1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9" draw:layer="layout" svg:width="2cm" svg:height="2cm" svg:x="21.7cm" svg:y="4cm">
          <text:p text:style-name="P28"><text:span text:style-name="T2">h</text:span><text:span text:style-name="T12">4w+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29" draw:layer="layout" svg:width="2cm" svg:height="2cm" svg:x="21.7cm" svg:y="6cm">
          <text:p text:style-name="P28"><text:span text:style-name="T2">h</text:span><text:span text:style-name="T12">3w+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9" draw:layer="layout" svg:width="2cm" svg:height="2cm" svg:x="21.7cm" svg:y="8cm">
          <text:p text:style-name="P28"><text:span text:style-name="T2">h</text:span><text:span text:style-name="T12">2w+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7" draw:layer="layout" svg:width="2cm" svg:height="2cm" svg:x="21.7cm" svg:y="10cm">
          <text:p text:style-name="P3"><text:span text:style-name="T2">h</text:span><text:span text:style-name="T12">w+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7" draw:layer="layout" svg:width="2cm" svg:height="2cm" svg:x="21.7cm" svg:y="12cm">
          <text:p text:style-name="P3"><text:span text:style-name="T2">h</text:span><text:span text:style-name="T1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9" draw:layer="layout" svg:width="2cm" svg:height="2cm" svg:x="19.7cm" svg:y="4cm">
          <text:p text:style-name="P28"><text:span text:style-name="T2">h</text:span><text:span text:style-name="T12">4w+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29" draw:layer="layout" svg:width="2cm" svg:height="2cm" svg:x="19.7cm" svg:y="6cm">
          <text:p text:style-name="P28"><text:span text:style-name="T2">h</text:span><text:span text:style-name="T12">3w+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29" draw:layer="layout" svg:width="2cm" svg:height="2cm" svg:x="19.7cm" svg:y="8cm">
          <text:p text:style-name="P28"><text:span text:style-name="T2">h</text:span><text:span text:style-name="T12">2w+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9" draw:layer="layout" svg:width="2cm" svg:height="2cm" svg:x="19.7cm" svg:y="10cm">
          <text:p text:style-name="P28"><text:span text:style-name="T2">h</text:span><text:span text:style-name="T12">w+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7" draw:layer="layout" svg:width="2cm" svg:height="2cm" svg:x="19.7cm" svg:y="12cm">
          <text:p text:style-name="P3"><text:span text:style-name="T2">h</text:span><text:span text:style-name="T1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29" draw:layer="layout" svg:width="2cm" svg:height="2cm" svg:x="17.7cm" svg:y="4cm">
          <text:p text:style-name="P28"><text:span text:style-name="T13">h</text:span><text:span text:style-name="T14">4w+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9" draw:layer="layout" svg:width="2cm" svg:height="2cm" svg:x="17.7cm" svg:y="6cm">
          <text:p text:style-name="P28"><text:span text:style-name="T2">h</text:span><text:span text:style-name="T12">3w+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29" draw:layer="layout" svg:width="2cm" svg:height="2cm" svg:x="17.7cm" svg:y="8cm">
          <text:p text:style-name="P28"><text:span text:style-name="T2">h</text:span><text:span text:style-name="T12">2w+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29" draw:layer="layout" svg:width="2cm" svg:height="2cm" svg:x="17.7cm" svg:y="10cm">
          <text:p text:style-name="P28"><text:span text:style-name="T2">h</text:span><text:span text:style-name="T12">w+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7" draw:layer="layout" svg:width="2cm" svg:height="2cm" svg:x="17.7cm" svg:y="12cm">
          <text:p text:style-name="P3"><text:span text:style-name="T2">h</text:span><text:span text:style-name="T12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29" draw:layer="layout" svg:width="2cm" svg:height="2cm" svg:x="15.7cm" svg:y="4cm">
          <text:p text:style-name="P28"><text:span text:style-name="T2">h</text:span><text:span text:style-name="T12">4w+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29" draw:layer="layout" svg:width="2cm" svg:height="2cm" svg:x="15.7cm" svg:y="6cm">
          <text:p text:style-name="P28"><text:span text:style-name="T2">h</text:span><text:span text:style-name="T12">3w+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29" draw:layer="layout" svg:width="2cm" svg:height="2cm" svg:x="15.7cm" svg:y="8cm">
          <text:p text:style-name="P28"><text:span text:style-name="T2">h</text:span><text:span text:style-name="T12">2w+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9" draw:layer="layout" svg:width="2cm" svg:height="2cm" svg:x="15.7cm" svg:y="10cm">
          <text:p text:style-name="P28"><text:span text:style-name="T2">h</text:span><text:span text:style-name="T12">w+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7" draw:layer="layout" svg:width="2cm" svg:height="2cm" svg:x="15.7cm" svg:y="12cm">
          <text:p text:style-name="P3"><text:span text:style-name="T2">h</text:span><text:span text:style-name="T12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6" draw:layer="layout" svg:width="7.366cm" svg:height="1.673cm" svg:x="2.646cm" svg:y="1.762cm">
          <draw:text-box>
            <text:p><text:span text:style-name="T2">Késleltetések a konvolúcióhoz:</text:span></text:p>
          </draw:text-box>
        </draw:frame>
        <draw:frame draw:style-name="gr57" draw:text-style-name="P6" draw:layer="layout" svg:width="7.874cm" svg:height="1.27cm" svg:x="16.003cm" svg:y="2.016cm">
          <draw:text-box>
            <text:p><text:span text:style-name="T2">Együtthatók nevei:</text:span></text:p>
          </draw:text-box>
        </draw:frame>
        <draw:frame draw:style-name="gr44" draw:text-style-name="P20" draw:layer="layout" svg:width="15.621cm" svg:height="1.825cm" svg:x="2.379cm" svg:y="15.75cm">
          <draw:text-box>
            <text:p><text:span text:style-name="T4">4. Blokk részletesen</text:span>: Státusz jelek késleltetése</text:p>
          </draw:text-box>
        </draw:frame>
        <draw:frame draw:style-name="gr87" draw:text-style-name="P20" draw:layer="layout" svg:width="18.25cm" svg:height="10.5cm" svg:x="2.75cm" svg:y="17.75cm">
          <draw:text-box>
            <text:p>A státuszjeleket a pixelekkel együtt késleltetjük a második blokk végéig. Itt a pixelek a DSP kaszkádba kerülnek, így a státuszjeleket a DSP kaszkád késleltetésével megfelelő mértékben kell késleltetni. Ez BRAM-mal és LUT-tal is megvalósítható, mivel viszonylag rövid késleltetésről van szó.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Mono1" svg:font-family="'Noto Mono'" style:font-family-generic="modern" style:font-pitch="fixed"/>
    <style:font-face style:name="Liberation Sans1" svg:font-family="'Liberation Sans'" style:font-family-generic="modern" style:font-pitch="variable"/>
    <style:font-face style:name="Noto Mono" svg:font-family="'Noto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0cm" fo:page-height="3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7T16:08:40.264038418</meta:creation-date>
    <dc:date>2022-04-30T20:40:38.866249273</dc:date>
    <meta:editing-duration>PT2H4M22S</meta:editing-duration>
    <meta:editing-cycles>25</meta:editing-cycles>
    <meta:generator>LibreOffice/6.4.7.2$Linux_X86_64 LibreOffice_project/40$Build-2</meta:generator>
    <meta:document-statistic meta:object-count="240"/>
  </office:meta>
</office:document-meta>
</file>